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Nimbus Sans L" svg:font-family="'Nimbus Sans L'" style:font-family-generic="swiss"/>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a88a9" officeooo:paragraph-rsid="001a88a9"/>
    </style:style>
    <style:style style:name="P2" style:family="paragraph" style:parent-style-name="Standard">
      <style:text-properties officeooo:rsid="001c0426" officeooo:paragraph-rsid="001c0426"/>
    </style:style>
    <style:style style:name="P3" style:family="paragraph" style:parent-style-name="Standard">
      <style:text-properties officeooo:rsid="001ca155" officeooo:paragraph-rsid="001ca155"/>
    </style:style>
    <style:style style:name="P4" style:family="paragraph" style:parent-style-name="Standard">
      <style:text-properties officeooo:rsid="001e698b" officeooo:paragraph-rsid="001e698b"/>
    </style:style>
    <style:style style:name="P5" style:family="paragraph" style:parent-style-name="Standard">
      <style:text-properties officeooo:rsid="001f0d11" officeooo:paragraph-rsid="001f0d11"/>
    </style:style>
    <style:style style:name="P6" style:family="paragraph" style:parent-style-name="Standard">
      <style:text-properties officeooo:rsid="00207b8c" officeooo:paragraph-rsid="00207b8c"/>
    </style:style>
    <style:style style:name="T1" style:family="text">
      <style:text-properties officeooo:rsid="001c0426"/>
    </style:style>
    <style:style style:name="T2" style:family="text">
      <style:text-properties officeooo:rsid="001c3dae"/>
    </style:style>
    <style:style style:name="T3" style:family="text">
      <style:text-properties officeooo:rsid="001e698b"/>
    </style:style>
    <style:style style:name="T4" style:family="text">
      <style:text-properties officeooo:rsid="002170b1"/>
    </style:style>
    <style:style style:name="T5" style:family="text">
      <style:text-properties officeooo:rsid="002232fe"/>
    </style:style>
    <style:style style:name="T6" style:family="text">
      <style:text-properties officeooo:rsid="0023ead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t;Selfie!&gt;</text:p>
      <text:p text:style-name="P1">I have been interested in active filters and their design ever since a massive series of articles was published in monthly stages from 1969 to 1971 in Wireless World, a professional or semi-profe<text:span text:style-name="T5">s</text:span>sional magazine, regretably long since defunct, and in discrete filters nearly as long.</text:p>
      <text:p text:style-name="P1"/>
      <text:p text:style-name="P1">As my first job was in medical research I wrote programs (originally to run on a Digital Equipment Corporation PDP-12) from about 1972 onwards, and I have extended them and ported them to later machines several times. In their current incarnation they run on a Linux PC under Ubuntu 16.04, and the principal program, which I call "rbfilter", is on GitHub, where my user name is "r-burg".</text:p>
      <text:p text:style-name="P1"/>
      <text:p text:style-name="P3">There is no question that a knowledge of the subject is a huge advantage, but my software tries to help the casual user to get a working design<text:span text:style-name="T3"> without a degree in Electronic Engineering </text:span><text:span text:style-name="T5">or a related subject – my degree is in Applied Physics - </text:span><text:span text:style-name="T3">(but sorry, it will still help!).</text:span></text:p>
      <text:p text:style-name="P3"/>
      <text:p text:style-name="P1"/>
      <text:p text:style-name="P1">&lt;Screen&gt;</text:p>
      <text:p text:style-name="P1">The<text:span text:style-name="T6">re</text:span> are many web-sites and programs which carry out parts of the design process, but I had not come across any to take the user from the basic requirements to a complete design, so here is my contribution.<text:span text:style-name="T1"> Run the program in a terminal - numerical data (and some others) will be given in text to the standard output.</text:span></text:p>
      <text:p text:style-name="P1"/>
      <text:p text:style-name="P1">Electronic filters pass some frequencies and block others, so, for example, you might have a signal which is corrupted by mains derived noise at 50, 100, 150 Hertz etc. Provided your signal is separated from the interference in frequency it may be possible <text:span text:style-name="T1">to pass your signal and attenuate the interference. If we assume the signal is of lower frequencies than the interference we can select a "low-pass filter", and choose a cut-off frequncy of, say, 20 Hertz.</text:span></text:p>
      <text:p text:style-name="P1"/>
      <text:p text:style-name="P2">Now we must choose between the characteristics available. A Bessel filter gives a rather gradual transition from pass to blocking, but keeps the wave shape as true to the original as it can, while a Chebyshev filter gives a fast transition but is inclined to "ring", i.e. if a step in input is presented to the filter there will be much overshooting above and below the true value. A Butterworth filter is a compromise whose main advantage is that is easier to design by hand, but it is not ideal for anything.</text:p>
      <text:p text:style-name="P2"/>
      <text:p text:style-name="P2">The filter may be made of one stage or several. The "order" of the filter is related to the number of stages, and here we may reasonably choose an order of 3 <text:s/>or a little more.</text:p>
      <text:p text:style-name="P2"/>
      <text:p text:style-name="P2">Having specified the <text:span text:style-name="T2">desired characteristics, you can display a diagram of the "poles" and "zeroes" which tell an electronic engineer about the filter, but are less informative to the non-specialist, except that poles (crosses) near the vertical axis are a warning sign that the filter may be difficult to build accurately, but will be highly sensitive to slight errors in component values and imperfect (i.e. real!) amplifiers, or rounding errors etc. in discrete filters.</text:span></text:p>
      <text:p text:style-name="P2"/>
      <text:p text:style-name="P3"><text:soft-page-break/>The next two display options allow you to see the frequency response, that is the gain plotted against frequ<text:span text:style-name="T6">e</text:span>ncy, and the step response, that is the output against time when the input changes abruptly from one value to another.</text:p>
      <text:p text:style-name="P3"/>
      <text:p text:style-name="P3">The last display option gives the component values for an active filter, or the constants and the formulae for the discrete equivalent. In the event that you choose to design a discrete filter, you will need to specify a sampling rate, which must be at least twice the cut-off frequency, and almost certainly more. If the sampling rate is orders of magnitude greater than the cut-off frequency you are likely to need very precise computation in the filter.</text:p>
      <text:p text:style-name="P3"/>
      <text:p text:style-name="P4">When designing a "band-pass" filter the process and the filter both get more complex, but it is quick and easy to experiment with "rbfilter" - just remember you can ask for impossibilities, but the program will try to warn you if you do.</text:p>
      <text:p text:style-name="P4"/>
      <text:p text:style-name="P5">I know there is some condition where changing from one type of filter to another can cause a crash, and the latest version of the software will eliminate the possibility of leaving an input box for a more advanced design visible when a simpler specification is selected. I<text:span text:style-name="T4">'</text:span>ll come back to this project eventually, and sooner if someone is using it than if not! Please feel free to comment if this looks of interest.</text:p>
      <text:p text:style-name="P5"/>
      <text:p text:style-name="P6">The existing program does not deal with "band-stop" filters which are intended to reject a band of frequencies while allowing higher and lower frequencies through; I think it should, but, as ever, it is a matter of time and effort.</text:p>
      <text:p text:style-name="P6"/>
      <text:p text:style-name="P6"/>
      <text:p text:style-name="P5"/>
      <text:p text:style-name="P5"/>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Nimbus Sans L" svg:font-family="'Nimbus Sans L'" style:font-family-generic="swiss"/>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Nimbus Sans L"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Nimbus Sans L"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Nimbus Sans L" fo:font-family="'Nimbus Sans L'"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Nimbus Sans L" fo:font-family="'Nimbus Sans L'"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Nimbus Sans L" fo:font-family="'Nimbus Sans L'" style:font-family-generic="swis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Roger Burghall</meta:initial-creator>
    <meta:creation-date>2019-03-19T11:54:49.576164458</meta:creation-date>
    <dc:date>2022-03-11T21:47:51.513415352</dc:date>
    <meta:editing-duration>PT40M37S</meta:editing-duration>
    <meta:editing-cycles>5</meta:editing-cycles>
    <meta:generator>LibreOffice/6.4.7.2$Linux_X86_64 LibreOffice_project/40$Build-2</meta:generator>
    <meta:document-statistic meta:table-count="0" meta:image-count="0" meta:object-count="0" meta:page-count="2" meta:paragraph-count="15" meta:word-count="778" meta:character-count="4469" meta:non-whitespace-character-count="3704"/>
  </office:meta>
</office:document-meta>
</file>